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Preformatted_20_Text" style:list-style-name="L2">
      <style:paragraph-properties fo:margin-top="0cm" fo:margin-bottom="0.499cm" loext:contextual-spacing="false"/>
    </style:style>
    <style:style style:name="P4" style:family="paragraph" style:parent-style-name="Preformatted_20_Text" style:list-style-name="L3">
      <style:paragraph-properties fo:margin-top="0cm" fo:margin-bottom="0.499cm" loext:contextual-spacing="false"/>
    </style:style>
    <style:style style:name="P5" style:family="paragraph" style:parent-style-name="Heading_20_2">
      <style:text-properties fo:color="#000000" officeooo:paragraph-rsid="0007b8a2"/>
    </style:style>
    <style:style style:name="P6" style:family="paragraph" style:parent-style-name="Standard">
      <style:text-properties officeooo:rsid="000624a3" officeooo:paragraph-rsid="000624a3"/>
    </style:style>
    <style:style style:name="P7" style:family="paragraph" style:parent-style-name="Standard">
      <style:text-properties officeooo:rsid="0007b8a2" officeooo:paragraph-rsid="0007b8a2"/>
    </style:style>
    <style:style style:name="P8" style:family="paragraph" style:parent-style-name="Standard">
      <style:text-properties officeooo:paragraph-rsid="0007b8a2"/>
    </style:style>
    <style:style style:name="P9" style:family="paragraph" style:parent-style-name="Standard">
      <style:text-properties officeooo:rsid="000ad9ce" officeooo:paragraph-rsid="0007b8a2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color="#222222"/>
    </style:style>
    <style:style style:name="P12" style:family="paragraph" style:parent-style-name="Text_20_body" style:list-style-name="L3">
      <style:text-properties fo:color="#222222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officeooo:rsid="0007b8a2"/>
    </style:style>
    <style:style style:name="T2" style:family="text">
      <style:text-properties fo:color="#22222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gration in jira</text:p>
      <text:p text:style-name="Standard"/>
      <text:p text:style-name="Standard"><text:a xlink:type="simple" xlink:href="https://www.idalko.com/jira-migration/" text:style-name="Internet_20_link" text:visited-style-name="Visited_20_Internet_20_Link">https://www.idalko.com/jira-migration/</text:a></text:p>
      <text:p text:style-name="Standard"/>
      <text:p text:style-name="P6">what is confluence </text:p>
      <text:p text:style-name="P6"/>
      <text:p text:style-name="P6"><text:a xlink:type="simple" xlink:href="https://confluence.atlassian.com/confeval/confluence-evaluator-resources/confluence-what-is-confluence" text:style-name="Internet_20_link" text:visited-style-name="Visited_20_Internet_20_Link">https://confluence.atlassian.com/confeval/confluence-evaluator-resources/confluence-what-is-confluence</text:a></text:p>
      <text:p text:style-name="P6"/>
      <text:p text:style-name="P6">bamboo</text:p>
      <text:p text:style-name="P6"/>
      <text:p text:style-name="P6"><text:a xlink:type="simple" xlink:href="https://en.wikipedia.org/wiki/Bamboo_(software" text:style-name="Internet_20_link" text:visited-style-name="Visited_20_Internet_20_Link">https://en.wikipedia.org/wiki/Bamboo_(software</text:a>)</text:p>
      <text:p text:style-name="P6"/>
      <text:p text:style-name="P6"/>
      <text:p text:style-name="P6"/>
      <text:p text:style-name="P6"/>
      <text:p text:style-name="P7"/>
      <text:p text:style-name="P8"><text:span text:style-name="T1"><text:s/></text:span>How to restore a deleted branch <text:span text:style-name="T1">in git </text:span></text:p>
      <text:p text:style-name="P8"/>
      <text:p text:style-name="P7">see this link</text:p>
      <text:p text:style-name="P7"/>
      <text:p text:style-name="P7"/>
      <text:p text:style-name="P7">https://confluence.atlassian.com/bbkb/how-to-restore-a-deleted-branch-765757540.html</text:p>
      <text:h text:style-name="P5" text:outline-level="2"><text:bookmark text:name="Howtorestoreadeletedbranch-Problem"/>Problem</text:h>
      <text:p text:style-name="Text_20_body">You accidentally deleted a branch in your Git repository.</text:p>
      <text:h text:style-name="P5" text:outline-level="2"><text:bookmark text:name="Howtorestoreadeletedbranch-Solution"/>Solution</text:h>
      <text:p text:style-name="Text_20_body">Make sure to perform all of this locally, and confirm your repo is in the state you desire before pushing to Bitbucket Cloud. It may also be a good idea to clone your current repo, and test these solutions out first.</text:p>
      <text:p text:style-name="Text_20_body"/>
      <text:list xml:id="list3071842157" text:style-name="L1">
        <text:list-item>
          <text:p text:style-name="P11"> If you just deleted the branch, you'll see something like this in your terminal:</text:p>
          <text:p text:style-name="P2"><text:span text:style-name="Source_20_Text">Deleted branch &lt;your-branch&gt; (was &lt;sha&gt;)</text:span></text:p>
        </text:list-item>
        <text:list-item>
          <text:p text:style-name="P10">To restore the branch, use: </text:p>
          <text:p text:style-name="P2"><text:span text:style-name="Source_20_Text">git checkout -b &lt;branch&gt; &lt;sha&gt;</text:span></text:p>
        </text:list-item>
      </text:list>
      <text:p text:style-name="Text_20_body"><text:span text:style-name="Strong_20_Emphasis">If you don't know the 'sha' off the top of your head, you can:</text:span></text:p>
      <text:list xml:id="list1337246139" text:style-name="L2">
        <text:list-item>
          <text:p text:style-name="P13"><text:span text:style-name="T2">Find the 'sha' for the commit at the tip of your deleted branch using</text:span>: </text:p>
          <text:p text:style-name="P3"><text:span text:style-name="Source_20_Text">git reflog</text:span></text:p>
        </text:list-item>
        <text:list-item>
          <text:p text:style-name="P13">To restore the branch, use: </text:p>
          <text:p text:style-name="P3"><text:span text:style-name="Source_20_Text">git checkout -b &lt;branch&gt; &lt;sha&gt;</text:span></text:p>
        </text:list-item>
      </text:list>
      <text:p text:style-name="Text_20_body"><text:span text:style-name="Strong_20_Emphasis"><text:span text:style-name="T2">If your commits are not in your reflog:</text:span></text:span></text:p>
      <text:list xml:id="list1027658200" text:style-name="L3">
        <text:list-item>
          <text:p text:style-name="P12"><text:soft-page-break/>You can try recovering a branch by reseting your branch to the sha of the commit found using a command like: </text:p>
          <text:p text:style-name="P4"><text:span text:style-name="Source_20_Text">git fsck --full --no-reflogs --unreachable --lost-found | grep commit | cut -d\ <text:s/>-f3 | xargs -n 1 git log -n 1 --pretty=oneline &gt; .git/lost-found.txt</text:span></text:p>
          <text:p text:style-name="P12"> </text:p>
        </text:list-item>
        <text:list-item>
          <text:p text:style-name="P14">You can then display each commit using one of these: </text:p>
          <text:p text:style-name="P1"><text:span text:style-name="Source_20_Text">git log -p &lt;commit&gt;</text:span></text:p>
          <text:p text:style-name="P4"><text:span text:style-name="Source_20_Text">git cat-file -p &lt;commit&gt;</text:span></text:p>
        </text:list-item>
      </text:list>
      <text:p text:style-name="Text_20_body"/>
      <text:p text:style-name="P8"/>
      <text:p text:style-name="P9">how to make plug-in</text:p>
      <text:p text:style-name="P9"/>
      <text:p text:style-name="P9">https://developer.atlassian.com/server/framework/atlassian-sdk/create-a-helloworld-plugin-projec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44:23.519656207</meta:creation-date>
    <dc:date>2019-11-07T17:39:36.787872643</dc:date>
    <meta:editing-duration>PT5H45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230" meta:character-count="1557" meta:non-whitespace-character-count="1357"/>
  </office:meta>
</office:document-meta>
</file>